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2eaa3"/>
    </style:style>
    <style:style style:name="P2" style:family="paragraph" style:parent-style-name="Standard">
      <style:text-properties officeooo:paragraph-rsid="0008c7b4"/>
    </style:style>
    <style:style style:name="P3" style:family="paragraph" style:parent-style-name="Standard">
      <style:text-properties officeooo:rsid="0002eaa3" officeooo:paragraph-rsid="0002eaa3"/>
    </style:style>
    <style:style style:name="P4" style:family="paragraph" style:parent-style-name="Standard">
      <style:text-properties officeooo:rsid="0006c7fe" officeooo:paragraph-rsid="0006c7fe"/>
    </style:style>
    <style:style style:name="P5" style:family="paragraph" style:parent-style-name="Standard">
      <style:text-properties fo:font-weight="bold" officeooo:rsid="0002eaa3" officeooo:paragraph-rsid="0002eaa3" style:font-weight-asian="bold" style:font-weight-complex="bold"/>
    </style:style>
    <style:style style:name="P6" style:family="paragraph" style:parent-style-name="Standard">
      <style:text-properties officeooo:rsid="00050d13" officeooo:paragraph-rsid="00050d13"/>
    </style:style>
    <style:style style:name="P7" style:family="paragraph" style:parent-style-name="Standard">
      <style:text-properties officeooo:paragraph-rsid="000ead7b"/>
    </style:style>
    <style:style style:name="P8" style:family="paragraph" style:parent-style-name="Standard">
      <style:paragraph-properties fo:break-before="page"/>
      <style:text-properties officeooo:rsid="0002eaa3" officeooo:paragraph-rsid="0002eaa3"/>
    </style:style>
    <style:style style:name="T1" style:family="text">
      <style:text-properties officeooo:rsid="0002eaa3"/>
    </style:style>
    <style:style style:name="T2" style:family="text">
      <style:text-properties fo:font-variant="normal" fo:text-transform="none" fo:color="#333333" fo:letter-spacing="normal" officeooo:rsid="0002eaa3"/>
    </style:style>
    <style:style style:name="T3" style:family="text">
      <style:text-properties fo:font-variant="normal" fo:text-transform="none" fo:color="#016ea9" style:text-line-through-style="none" style:font-name="Verdana" fo:font-size="10.5pt" fo:letter-spacing="normal" fo:font-style="normal" style:text-underline-style="none" fo:font-weight="normal" officeooo:rsid="0002eaa3" style:text-blinking="false"/>
    </style:style>
    <style:style style:name="T4" style:family="text">
      <style:text-properties officeooo:rsid="0006c7fe"/>
    </style:style>
    <style:style style:name="T5" style:family="text">
      <style:text-properties officeooo:rsid="0008c7b4"/>
    </style:style>
    <style:style style:name="T6" style:family="text">
      <style:text-properties officeooo:rsid="00091975"/>
    </style:style>
    <style:style style:name="T7" style:family="text">
      <style:text-properties officeooo:rsid="0009f0a6"/>
    </style:style>
    <style:style style:name="T8" style:family="text">
      <style:text-properties officeooo:rsid="000a5c00"/>
    </style:style>
    <style:style style:name="T9" style:family="text">
      <style:text-properties officeooo:rsid="000ead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ckblatt - Wolfram</text:p>
      <text:p text:style-name="P3">Inhaltsangabe - Wolfram</text:p>
      <text:p text:style-name="P3">Angabe - Wolfram</text:p>
      <text:p text:style-name="P8">Designueberlegung</text:p>
      <text:p text:style-name="P4">hier muessen so UML Diagramme rein, kein plan man</text:p>
      <text:p text:style-name="P4"/>
      <text:p text:style-name="P3">Aufwand (-schaetzungen)</text:p>
      <text:p text:style-name="P4">siehe Excel sheet</text:p>
      <text:p text:style-name="P3"/>
      <text:p text:style-name="P5">Durchfuehrung</text:p>
      <text:p text:style-name="P2"><text:span text:style-name="T4">Ganz am Anfang haben wir ein repo angelegt und schon mal alle fuer die spaetere Abgabe benoetigten Dokumente erstellt, um Dinge wie das Protokoll zeitnah erstellen zu koennen.<text:line-break/></text:span><text:span text:style-name="T5">Wir haben ein Package others angelegt, um darin ein paar Klassen speichern zu koennen.</text:span></text:p>
      <text:p text:style-name="P7"><text:span text:style-name="T6">Wir haben einige Methoden geschrieben, wo wir dachten dass wir sie vielleicht benoetigen, wie zum Beispiel die debug() oder die checkArguments() methode </text:span><text:span text:style-name="T7">oder eine Testklasse</text:span><text:span text:style-name="T6">. </text:span><text:span text:style-name="T7">Danach konnten wir schon testen, nur bislang </text:span><text:span text:style-name="T8">gibt es kaum etwas zu testen.</text:span></text:p>
      <text:p text:style-name="P7"><text:span text:style-name="T9">Anschliessend haben wir die Klassen einfach mal aus dem Tutorial herauskopiert.<text:line-break/>Wir mussten doch relativ viel aendern, unter anderem <text:s/>...</text:span><text:span text:style-name="T4"><text:line-break/></text:span></text:p>
      <text:p text:style-name="P3">Testing</text:p>
      <text:p text:style-name="P3"/>
      <text:p text:style-name="P6">Code-Snippets</text:p>
      <text:p text:style-name="P6"/>
      <text:p text:style-name="P6">Java RMI</text:p>
      <text:p text:style-name="P3"/>
      <text:p text:style-name="P3">Quellen</text:p>
      <text:p text:style-name="P1"><text:span text:style-name="T2"> </text:span><text:a xlink:type="simple" xlink:href="http://docs.oracle.com/javase/tutorial/rmi/overview.html"><text:span text:style-name="T3">http://docs.oracle.com/javase/tutorial/rmi/overview.html</text:span></text:a><text:span text:style-name="T1"> </text:span></text:p>
      <text:p text:style-name="P1"><text:a xlink:type="simple" xlink:href="http://stackoverflow.com/questions/15875013/extract-ip-addresses-from-strings-using-regex"><text:span text:style-name="T1">http://stackoverflow.com/questions/15875013/extract-ip-addresses-from-strings-using-regex</text:span></text:a><text:span text:style-name="T1"> </text:span></text:p>
      <text:p text:style-name="P1"><text:a xlink:type="simple" xlink:href="http://stackoverflow.com/questions/5439529/determine-if-a-string-is-an-integer-in-java"><text:span text:style-name="T1">http://stackoverflow.com/questions/5439529/determine-if-a-string-is-an-integer-in-java</text:span></text:a><text:span text:style-name="T1"> </text:span></text:p>
      <text:p text:style-name="P1"><text:a xlink:type="simple" xlink:href="http://docs.oracle.com/javase/7/docs/api/java/rmi/Naming.html"><text:span text:style-name="T1">http://docs.oracle.com/javase/7/docs/api/java/rmi/Naming.html</text:span></text:a><text:span text:style-name="T1"> </text:span></text:p>
      <text:p text:style-name="P1"><text:a xlink:type="simple" xlink:href="http://docs.oracle.com/javase/6/docs/technotes/guides/rmi/hello/hello-world.html#51"><text:span text:style-name="T1">http://docs.oracle.com/javase/6/docs/technotes/guides/rmi/hello/hello-world.html#51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8S</meta:editing-duration>
    <meta:editing-cycles>14</meta:editing-cycles>
    <meta:generator>LibreOffice/3.6$Windows_x86 LibreOffice_project/da8c1e6-fd468f4-454e206-f42a4a9-143cfd</meta:generator>
    <dc:date>2013-12-03T22:34:44.15</dc:date>
    <meta:document-statistic meta:table-count="0" meta:image-count="0" meta:object-count="0" meta:page-count="2" meta:paragraph-count="20" meta:word-count="135" meta:character-count="1242" meta:non-whitespace-character-count="1119"/>
    <meta:user-defined meta:name="Info 1"/>
    <meta:user-defined meta:name="Info 2"/>
    <meta:user-defined meta:name="Info 3"/>
    <meta:user-defined meta:name="Info 4"/>
  </office:meta>
</office:document-meta>
</file>